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9aVoiS3t65yUw_S6jym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2:02:07.269037372</meta:creation-date>
    <dc:date>2021-02-07T00:32:24.444424582</dc:date>
    <meta:editing-duration>PT12H20M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